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56in"/>
    </style:style>
    <style:style style:name="Table1.B" style:family="table-column">
      <style:table-column-properties style:column-width="1.8993in"/>
    </style:style>
    <style:style style:name="Table1.C" style:family="table-column">
      <style:table-column-properties style:column-width="1.8986in"/>
    </style:style>
    <style:style style:name="Table1.D" style:family="table-column">
      <style:table-column-properties style:column-width="1.873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it" fo:country="IT" officeooo:rsid="0019c990" officeooo:paragraph-rsid="003ed586"/>
    </style:style>
    <style:style style:name="P2" style:family="paragraph" style:parent-style-name="Standard">
      <style:paragraph-properties fo:text-align="start" style:justify-single-word="false" style:text-autospace="none" style:writing-mode="lr-tb"/>
      <style:text-properties fo:language="it" fo:country="IT" officeooo:rsid="0019c990" officeooo:paragraph-rsid="003ed586"/>
    </style:style>
    <style:style style:name="P3" style:family="paragraph" style:parent-style-name="Text_20_body">
      <style:paragraph-properties fo:text-align="center" style:justify-single-word="false"/>
      <style:text-properties fo:language="it" fo:country="IT" fo:font-weight="bold" officeooo:paragraph-rsid="00080965" style:font-weight-asian="bold" style:font-weight-complex="bold"/>
    </style:style>
    <style:style style:name="P4" style:family="paragraph" style:parent-style-name="Text_20_body">
      <style:paragraph-properties fo:text-align="start" style:justify-single-word="false"/>
      <style:text-properties fo:language="it" fo:country="IT" fo:font-weight="bold" officeooo:rsid="00080965" officeooo:paragraph-rsid="00080965" style:font-weight-asian="bold" style:font-weight-complex="bold"/>
    </style:style>
    <style:style style:name="P5" style:family="paragraph" style:parent-style-name="Text_20_body">
      <style:text-properties fo:language="it" fo:country="IT" fo:font-weight="bold" officeooo:rsid="00080965" officeooo:paragraph-rsid="001ec848" style:font-weight-asian="bold" style:font-weight-complex="bold"/>
    </style:style>
    <style:style style:name="P6" style:family="paragraph" style:parent-style-name="Text_20_body">
      <style:text-properties fo:language="it" fo:country="IT" fo:font-weight="bold" officeooo:rsid="001ec848" officeooo:paragraph-rsid="003ed586" style:font-weight-asian="bold" style:font-weight-complex="bold"/>
    </style:style>
    <style:style style:name="P7" style:family="paragraph" style:parent-style-name="Text_20_body">
      <style:text-properties fo:language="it" fo:country="IT" fo:font-weight="bold" officeooo:rsid="002ce66f" officeooo:paragraph-rsid="002ce66f" style:font-weight-asian="bold" style:font-weight-complex="bold"/>
    </style:style>
    <style:style style:name="P8" style:family="paragraph" style:parent-style-name="Text_20_body">
      <style:text-properties fo:language="it" fo:country="IT" fo:font-weight="bold" officeooo:rsid="001cd313" officeooo:paragraph-rsid="008fbb0c" style:font-weight-asian="bold" style:font-weight-complex="bold"/>
    </style:style>
    <style:style style:name="P9" style:family="paragraph" style:parent-style-name="Text_20_body">
      <style:text-properties fo:language="it" fo:country="IT" officeooo:rsid="00080965" officeooo:paragraph-rsid="00080965"/>
    </style:style>
    <style:style style:name="P10" style:family="paragraph" style:parent-style-name="Text_20_body">
      <style:text-properties fo:language="it" fo:country="IT" officeooo:rsid="00080965" officeooo:paragraph-rsid="00503abe"/>
    </style:style>
    <style:style style:name="P11" style:family="paragraph" style:parent-style-name="Text_20_body">
      <style:text-properties fo:language="it" fo:country="IT" officeooo:rsid="00080965" officeooo:paragraph-rsid="0052da77"/>
    </style:style>
    <style:style style:name="P12" style:family="paragraph" style:parent-style-name="Text_20_body">
      <style:text-properties fo:language="it" fo:country="IT" officeooo:paragraph-rsid="00080965"/>
    </style:style>
    <style:style style:name="P13" style:family="paragraph" style:parent-style-name="Text_20_body">
      <style:text-properties fo:language="it" fo:country="IT" fo:font-weight="normal" officeooo:rsid="00080965" officeooo:paragraph-rsid="004e2bd1" style:font-weight-asian="normal" style:font-weight-complex="normal"/>
    </style:style>
    <style:style style:name="P14" style:family="paragraph" style:parent-style-name="Text_20_body">
      <style:text-properties fo:language="it" fo:country="IT" fo:font-weight="normal" officeooo:rsid="00080965" officeooo:paragraph-rsid="00080965" style:font-weight-asian="normal" style:font-weight-complex="normal"/>
    </style:style>
    <style:style style:name="P15" style:family="paragraph" style:parent-style-name="Text_20_body">
      <style:text-properties fo:language="it" fo:country="IT" fo:font-weight="normal" officeooo:paragraph-rsid="000c4288" style:font-weight-asian="normal" style:font-weight-complex="normal"/>
    </style:style>
    <style:style style:name="P16" style:family="paragraph" style:parent-style-name="Text_20_body">
      <style:text-properties fo:language="it" fo:country="IT" fo:font-weight="normal" officeooo:paragraph-rsid="001c1401" style:font-weight-asian="normal" style:font-weight-complex="normal"/>
    </style:style>
    <style:style style:name="P17" style:family="paragraph" style:parent-style-name="Text_20_body">
      <style:text-properties fo:language="it" fo:country="IT" fo:font-weight="normal" officeooo:paragraph-rsid="00208909" style:font-weight-asian="normal" style:font-weight-complex="normal"/>
    </style:style>
    <style:style style:name="P18" style:family="paragraph" style:parent-style-name="Text_20_body">
      <style:text-properties fo:language="it" fo:country="IT" fo:font-weight="normal" officeooo:rsid="001cd313" officeooo:paragraph-rsid="0089bf50" style:font-weight-asian="normal" style:font-weight-complex="normal"/>
    </style:style>
    <style:style style:name="P19" style:family="paragraph" style:parent-style-name="Text_20_body">
      <style:text-properties fo:language="it" fo:country="IT" fo:font-weight="normal" officeooo:rsid="000bb523" officeooo:paragraph-rsid="009c2036" style:font-weight-asian="normal" style:font-weight-complex="normal"/>
    </style:style>
    <style:style style:name="P20" style:family="paragraph" style:parent-style-name="Table_20_Contents">
      <style:text-properties fo:language="it" fo:country="IT" fo:font-weight="bold" officeooo:rsid="0019c990" officeooo:paragraph-rsid="003ed586" style:font-weight-asian="bold" style:font-weight-complex="bold"/>
    </style:style>
    <style:style style:name="P21" style:family="paragraph" style:parent-style-name="Table_20_Contents">
      <style:text-properties fo:language="it" fo:country="IT" officeooo:rsid="001bc4b4" officeooo:paragraph-rsid="003ed586"/>
    </style:style>
    <style:style style:name="P22" style:family="paragraph" style:parent-style-name="Table_20_Contents">
      <style:text-properties fo:language="it" fo:country="IT" officeooo:rsid="0019c990" officeooo:paragraph-rsid="003ed586"/>
    </style:style>
    <style:style style:name="P23" style:family="paragraph" style:parent-style-name="Table_20_Contents">
      <style:text-properties fo:language="it" fo:country="IT" officeooo:rsid="0019c990" officeooo:paragraph-rsid="006cc3f4"/>
    </style:style>
    <style:style style:name="P24" style:family="paragraph" style:parent-style-name="Table_20_Contents">
      <style:text-properties fo:language="it" fo:country="IT" officeooo:rsid="00208592" officeooo:paragraph-rsid="003ed586"/>
    </style:style>
    <style:style style:name="P25" style:family="paragraph" style:parent-style-name="Table_20_Contents">
      <style:text-properties fo:language="it" fo:country="IT" officeooo:rsid="00208592" officeooo:paragraph-rsid="006e2fc2"/>
    </style:style>
    <style:style style:name="P26" style:family="paragraph" style:parent-style-name="Text_20_body">
      <style:text-properties fo:language="it" fo:country="IT" officeooo:rsid="00080965"/>
    </style:style>
    <style:style style:name="P27" style:family="paragraph" style:parent-style-name="Text_20_body">
      <style:text-properties fo:language="it" fo:country="IT" officeooo:rsid="00080965" officeooo:paragraph-rsid="0066035e"/>
    </style:style>
    <style:style style:name="P28" style:family="paragraph" style:parent-style-name="Text_20_body">
      <style:text-properties fo:language="it" fo:country="IT" officeooo:rsid="00080965" officeooo:paragraph-rsid="00080965"/>
    </style:style>
    <style:style style:name="P29" style:family="paragraph" style:parent-style-name="Text_20_body">
      <style:text-properties fo:language="it" fo:country="IT" fo:font-weight="bold" officeooo:rsid="003c8d61" officeooo:paragraph-rsid="003c8d61" style:font-weight-asian="bold" style:font-weight-complex="bold"/>
    </style:style>
    <style:style style:name="P30" style:family="paragraph" style:parent-style-name="Text_20_body">
      <style:text-properties fo:language="it" fo:country="IT" fo:font-weight="bold" officeooo:rsid="004e2bd1" officeooo:paragraph-rsid="004e2bd1" style:font-weight-asian="bold" style:font-weight-complex="bold"/>
    </style:style>
    <style:style style:name="P31" style:family="paragraph" style:parent-style-name="Text_20_body">
      <style:text-properties fo:language="it" fo:country="IT" fo:font-weight="bold" officeooo:rsid="00467820" officeooo:paragraph-rsid="00467820" style:font-weight-asian="bold" style:font-weight-complex="bold"/>
    </style:style>
    <style:style style:name="P32" style:family="paragraph" style:parent-style-name="Text_20_body">
      <style:text-properties fo:language="it" fo:country="IT" fo:font-weight="bold" officeooo:rsid="0095596f" officeooo:paragraph-rsid="0095596f" style:font-weight-asian="bold" style:font-weight-complex="bold"/>
    </style:style>
    <style:style style:name="P33" style:family="paragraph" style:parent-style-name="Text_20_body">
      <style:text-properties fo:language="it" fo:country="IT" officeooo:rsid="004cd247" officeooo:paragraph-rsid="0052da77"/>
    </style:style>
    <style:style style:name="P34" style:family="paragraph" style:parent-style-name="Text_20_body">
      <style:text-properties fo:language="it" fo:country="IT" officeooo:rsid="004cd247" officeooo:paragraph-rsid="00080965"/>
    </style:style>
    <style:style style:name="P35" style:family="paragraph" style:parent-style-name="Text_20_body" style:list-style-name="L1">
      <style:text-properties fo:language="it" fo:country="IT" fo:font-weight="normal" officeooo:rsid="004716c7" officeooo:paragraph-rsid="004716c7" style:font-weight-asian="normal" style:font-weight-complex="normal"/>
    </style:style>
    <style:style style:name="P36" style:family="paragraph" style:parent-style-name="Text_20_body" style:list-style-name="L1">
      <style:text-properties fo:language="it" fo:country="IT" fo:font-weight="normal" officeooo:rsid="007a4320" officeooo:paragraph-rsid="007a4320" style:font-weight-asian="normal" style:font-weight-complex="normal"/>
    </style:style>
    <style:style style:name="P37" style:family="paragraph" style:parent-style-name="Text_20_body">
      <style:text-properties fo:language="it" fo:country="IT" fo:font-weight="normal" officeooo:rsid="008a56f1" officeooo:paragraph-rsid="0089bf50" style:font-weight-asian="normal" style:font-weight-complex="normal"/>
    </style:style>
    <style:style style:name="P38" style:family="paragraph" style:parent-style-name="Text_20_body">
      <style:text-properties fo:language="it" fo:country="IT" fo:font-style="italic" fo:font-weight="normal" officeooo:rsid="00937cd9" officeooo:paragraph-rsid="00937cd9" style:font-style-asian="italic" style:font-weight-asian="normal" style:font-style-complex="italic" style:font-weight-complex="normal"/>
    </style:style>
    <style:style style:name="P39" style:family="paragraph" style:parent-style-name="Text_20_body">
      <style:text-properties fo:language="it" fo:country="IT" fo:font-style="italic" fo:font-weight="normal" officeooo:rsid="0095596f" officeooo:paragraph-rsid="0095596f" style:font-style-asian="italic" style:font-weight-asian="normal" style:font-style-complex="italic" style:font-weight-complex="normal"/>
    </style:style>
    <style:style style:name="P40" style:family="paragraph" style:parent-style-name="Text_20_body">
      <style:text-properties fo:language="it" fo:country="IT" fo:font-style="italic" fo:font-weight="normal" officeooo:rsid="00a142d2" officeooo:paragraph-rsid="00a142d2" style:font-style-asian="italic" style:font-weight-asian="normal" style:font-style-complex="italic" style:font-weight-complex="normal"/>
    </style:style>
    <style:style style:name="P41" style:family="paragraph" style:parent-style-name="Text_20_body">
      <style:text-properties fo:language="it" fo:country="IT" fo:font-style="normal" fo:font-weight="bold" officeooo:rsid="00982cf0" officeooo:paragraph-rsid="00982cf0" style:font-style-asian="normal" style:font-weight-asian="bold" style:font-style-complex="normal" style:font-weight-complex="bold"/>
    </style:style>
    <style:style style:name="P42" style:family="paragraph" style:parent-style-name="Text_20_body">
      <style:text-properties fo:language="it" fo:country="IT" fo:font-style="normal" fo:font-weight="bold" officeooo:rsid="0098970d" officeooo:paragraph-rsid="0098970d" style:font-style-asian="normal" style:font-weight-asian="bold" style:font-style-complex="normal" style:font-weight-complex="bold"/>
    </style:style>
    <style:style style:name="P43" style:family="paragraph" style:parent-style-name="Text_20_body">
      <style:text-properties fo:language="it" fo:country="IT" fo:font-style="normal" fo:font-weight="bold" officeooo:rsid="0099eb71" officeooo:paragraph-rsid="0099eb71" style:font-style-asian="normal" style:font-weight-asian="bold" style:font-style-complex="normal" style:font-weight-complex="bold"/>
    </style:style>
    <style:style style:name="P44" style:family="paragraph" style:parent-style-name="Text_20_body">
      <style:text-properties fo:language="it" fo:country="IT" fo:font-style="normal" fo:font-weight="bold" officeooo:rsid="009ad035" officeooo:paragraph-rsid="009ad035" style:font-style-asian="normal" style:font-weight-asian="bold" style:font-style-complex="normal" style:font-weight-complex="bold"/>
    </style:style>
    <style:style style:name="P45" style:family="paragraph" style:parent-style-name="Text_20_body">
      <style:text-properties fo:language="it" fo:country="IT" fo:font-style="normal" fo:font-weight="bold" officeooo:rsid="009c2036" officeooo:paragraph-rsid="009c2036" style:font-style-asian="normal" style:font-weight-asian="bold" style:font-style-complex="normal" style:font-weight-complex="bold"/>
    </style:style>
    <style:style style:name="P46" style:family="paragraph" style:parent-style-name="Text_20_body">
      <style:text-properties fo:language="it" fo:country="IT" fo:font-style="normal" fo:font-weight="bold" officeooo:rsid="00a0cc7d" officeooo:paragraph-rsid="00a0cc7d" style:font-style-asian="normal" style:font-weight-asian="bold" style:font-style-complex="normal" style:font-weight-complex="bold"/>
    </style:style>
    <style:style style:name="P47" style:family="paragraph" style:parent-style-name="Text_20_body">
      <style:text-properties officeooo:rsid="00a142d2" officeooo:paragraph-rsid="00a142d2"/>
    </style:style>
    <style:style style:name="P48" style:family="paragraph" style:parent-style-name="Table_20_Contents">
      <style:text-properties fo:language="it" fo:country="IT" fo:font-weight="bold" officeooo:rsid="007639fa" officeooo:paragraph-rsid="007639fa" style:font-weight-asian="bold" style:font-weight-complex="bold"/>
    </style:style>
    <style:style style:name="P49" style:family="paragraph" style:parent-style-name="Table_20_Contents">
      <style:text-properties fo:language="it" fo:country="IT" officeooo:rsid="006cc3f4" officeooo:paragraph-rsid="006cc3f4"/>
    </style:style>
    <style:style style:name="P50" style:family="paragraph" style:parent-style-name="Table_20_Contents">
      <style:text-properties fo:language="it" fo:country="IT" officeooo:rsid="00750270" officeooo:paragraph-rsid="00750270"/>
    </style:style>
    <style:style style:name="P51" style:family="paragraph" style:parent-style-name="Table_20_Contents">
      <style:text-properties fo:language="it" fo:country="IT" officeooo:rsid="0078d0b9" officeooo:paragraph-rsid="0078d0b9"/>
    </style:style>
    <style:style style:name="P52" style:family="paragraph" style:parent-style-name="Table_20_Contents">
      <style:text-properties fo:language="it" fo:country="IT" officeooo:rsid="0079ae6b" officeooo:paragraph-rsid="0079ae6b"/>
    </style:style>
    <style:style style:name="P53" style:family="paragraph" style:parent-style-name="Table_20_Contents">
      <style:text-properties fo:language="it" fo:country="IT" officeooo:rsid="007711a6" officeooo:paragraph-rsid="007711a6"/>
    </style:style>
    <style:style style:name="P54" style:family="paragraph" style:parent-style-name="Table_20_Contents">
      <style:text-properties fo:language="it" fo:country="IT" officeooo:rsid="0077c71d" officeooo:paragraph-rsid="0077c71d"/>
    </style:style>
    <style:style style:name="P55" style:family="paragraph" style:parent-style-name="Table_20_Contents">
      <style:text-properties fo:font-weight="bold" officeooo:rsid="009290ef" officeooo:paragraph-rsid="009290ef" style:font-weight-asian="bold" style:font-weight-complex="bold"/>
    </style:style>
    <style:style style:name="P56" style:family="paragraph" style:parent-style-name="Table_20_Contents">
      <style:text-properties fo:font-weight="bold" officeooo:rsid="00966d89" officeooo:paragraph-rsid="00966d89" style:font-weight-asian="bold" style:font-weight-complex="bold"/>
    </style:style>
    <style:style style:name="P57" style:family="paragraph" style:parent-style-name="Heading_20_1">
      <style:paragraph-properties fo:text-align="center" style:justify-single-word="false"/>
      <style:text-properties fo:language="it" fo:country="IT" officeooo:rsid="00080965"/>
    </style:style>
    <style:style style:name="P58" style:family="paragraph" style:parent-style-name="Heading_20_2">
      <style:text-properties officeooo:rsid="00a28ee3" officeooo:paragraph-rsid="00a28ee3"/>
    </style:style>
    <style:style style:name="P59" style:family="paragraph" style:parent-style-name="Heading_20_3">
      <style:text-properties fo:language="it" fo:country="IT" officeooo:rsid="00080965"/>
    </style:style>
    <style:style style:name="P60" style:family="paragraph" style:parent-style-name="Heading_20_3">
      <style:text-properties fo:language="it" fo:country="IT" fo:font-weight="normal" officeooo:rsid="00467820" officeooo:paragraph-rsid="003ed586" style:font-weight-asian="normal" style:font-weight-complex="normal"/>
    </style:style>
    <style:style style:name="P61" style:family="paragraph" style:parent-style-name="Heading_20_3">
      <style:text-properties fo:language="it" fo:country="IT" fo:font-weight="bold" officeooo:rsid="00080965" officeooo:paragraph-rsid="001ec848" style:font-weight-asian="bold" style:font-weight-complex="bold"/>
    </style:style>
    <style:style style:name="P62" style:family="paragraph" style:parent-style-name="Heading_20_3">
      <style:text-properties officeooo:rsid="00a142d2" officeooo:paragraph-rsid="00a142d2"/>
    </style:style>
    <style:style style:name="T1" style:family="text">
      <style:text-properties officeooo:rsid="00080965"/>
    </style:style>
    <style:style style:name="T2" style:family="text">
      <style:text-properties fo:font-weight="normal" officeooo:rsid="00080965" style:font-weight-asian="normal" style:font-weight-complex="normal"/>
    </style:style>
    <style:style style:name="T3" style:family="text">
      <style:text-properties fo:font-weight="normal" officeooo:rsid="00347147" style:font-weight-asian="normal" style:font-weight-complex="normal"/>
    </style:style>
    <style:style style:name="T4" style:family="text">
      <style:text-properties fo:font-weight="normal" officeooo:rsid="009145b5" style:font-weight-asian="normal" style:font-weight-complex="normal"/>
    </style:style>
    <style:style style:name="T5" style:family="text">
      <style:text-properties fo:font-weight="normal" officeooo:rsid="00923d24" style:font-weight-asian="normal" style:font-weight-complex="normal"/>
    </style:style>
    <style:style style:name="T6" style:family="text">
      <style:text-properties fo:font-weight="normal" officeooo:rsid="00a551b5" style:font-weight-asian="normal" style:font-weight-complex="normal"/>
    </style:style>
    <style:style style:name="T7" style:family="text">
      <style:text-properties fo:font-weight="normal" officeooo:rsid="00a58634" style:font-weight-asian="normal" style:font-weight-complex="normal"/>
    </style:style>
    <style:style style:name="T8" style:family="text">
      <style:text-properties fo:font-weight="normal" officeooo:rsid="00b2fc54" style:font-weight-asian="normal" style:font-weight-complex="normal"/>
    </style:style>
    <style:style style:name="T9" style:family="text">
      <style:text-properties fo:font-weight="bold" officeooo:rsid="001c1401" style:font-weight-asian="bold" style:font-weight-complex="bold"/>
    </style:style>
    <style:style style:name="T10" style:family="text">
      <style:text-properties fo:font-weight="bold" officeooo:rsid="00208909" style:font-weight-asian="bold" style:font-weight-complex="bold"/>
    </style:style>
    <style:style style:name="T11" style:family="text">
      <style:text-properties fo:font-weight="bold" officeooo:rsid="008a56f1" style:font-weight-asian="bold" style:font-weight-complex="bold"/>
    </style:style>
    <style:style style:name="T12" style:family="text">
      <style:text-properties fo:font-weight="bold" officeooo:rsid="008d09b5" style:font-weight-asian="bold" style:font-weight-complex="bold"/>
    </style:style>
    <style:style style:name="T13" style:family="text">
      <style:text-properties fo:font-weight="bold" officeooo:rsid="00a82380" style:font-weight-asian="bold" style:font-weight-complex="bold"/>
    </style:style>
    <style:style style:name="T14" style:family="text">
      <style:text-properties fo:font-weight="bold" officeooo:rsid="00a8f444" style:font-weight-asian="bold" style:font-weight-complex="bold"/>
    </style:style>
    <style:style style:name="T15" style:family="text">
      <style:text-properties fo:font-weight="bold" officeooo:rsid="00a9994f" style:font-weight-asian="bold" style:font-weight-complex="bold"/>
    </style:style>
    <style:style style:name="T16" style:family="text">
      <style:text-properties fo:font-weight="bold" officeooo:rsid="00b2fc54" style:font-weight-asian="bold" style:font-weight-complex="bold"/>
    </style:style>
    <style:style style:name="T17" style:family="text">
      <style:text-properties fo:font-weight="bold" officeooo:rsid="00b6a29c" style:font-weight-asian="bold" style:font-weight-complex="bold"/>
    </style:style>
    <style:style style:name="T18" style:family="text">
      <style:text-properties fo:font-weight="bold" officeooo:rsid="00b83c1f" style:font-weight-asian="bold" style:font-weight-complex="bold"/>
    </style:style>
    <style:style style:name="T19" style:family="text">
      <style:text-properties fo:font-weight="bold" officeooo:rsid="00ba0064" style:font-weight-asian="bold" style:font-weight-complex="bold"/>
    </style:style>
    <style:style style:name="T20" style:family="text">
      <style:text-properties officeooo:rsid="000c4288"/>
    </style:style>
    <style:style style:name="T21" style:family="text">
      <style:text-properties officeooo:rsid="000e05d2"/>
    </style:style>
    <style:style style:name="T22" style:family="text">
      <style:text-properties officeooo:rsid="00103fe3"/>
    </style:style>
    <style:style style:name="T23" style:family="text">
      <style:text-properties officeooo:rsid="0012229e"/>
    </style:style>
    <style:style style:name="T24" style:family="text">
      <style:text-properties officeooo:rsid="0013083f"/>
    </style:style>
    <style:style style:name="T25" style:family="text">
      <style:text-properties officeooo:rsid="0014bd40"/>
    </style:style>
    <style:style style:name="T26" style:family="text">
      <style:text-properties officeooo:rsid="00163960"/>
    </style:style>
    <style:style style:name="T27" style:family="text">
      <style:text-properties officeooo:rsid="00163c76"/>
    </style:style>
    <style:style style:name="T28" style:family="text">
      <style:text-properties officeooo:rsid="00169b4e"/>
    </style:style>
    <style:style style:name="T29" style:family="text">
      <style:text-properties officeooo:rsid="001c1401"/>
    </style:style>
    <style:style style:name="T30" style:family="text">
      <style:text-properties officeooo:rsid="001cd313"/>
    </style:style>
    <style:style style:name="T31" style:family="text">
      <style:text-properties officeooo:rsid="001c1003"/>
    </style:style>
    <style:style style:name="T32" style:family="text">
      <style:text-properties officeooo:rsid="001dbb44"/>
    </style:style>
    <style:style style:name="T33" style:family="text">
      <style:text-properties officeooo:rsid="00204d45"/>
    </style:style>
    <style:style style:name="T34" style:family="text">
      <style:text-properties officeooo:rsid="00208909"/>
    </style:style>
    <style:style style:name="T35" style:family="text">
      <style:text-properties officeooo:rsid="002178bc"/>
    </style:style>
    <style:style style:name="T36" style:family="text">
      <style:text-properties officeooo:rsid="0021d007"/>
    </style:style>
    <style:style style:name="T37" style:family="text">
      <style:text-properties officeooo:rsid="0021fe5e"/>
    </style:style>
    <style:style style:name="T38" style:family="text">
      <style:text-properties officeooo:rsid="002454f0"/>
    </style:style>
    <style:style style:name="T39" style:family="text">
      <style:text-properties officeooo:rsid="00258939"/>
    </style:style>
    <style:style style:name="T40" style:family="text">
      <style:text-properties officeooo:rsid="00259251"/>
    </style:style>
    <style:style style:name="T41" style:family="text">
      <style:text-properties officeooo:rsid="0025a8e2"/>
    </style:style>
    <style:style style:name="T42" style:family="text">
      <style:text-properties officeooo:rsid="00262b8c"/>
    </style:style>
    <style:style style:name="T43" style:family="text">
      <style:text-properties officeooo:rsid="00282380"/>
    </style:style>
    <style:style style:name="T44" style:family="text">
      <style:text-properties officeooo:rsid="0028c536"/>
    </style:style>
    <style:style style:name="T45" style:family="text">
      <style:text-properties officeooo:rsid="002ce66f"/>
    </style:style>
    <style:style style:name="T46" style:family="text">
      <style:text-properties officeooo:rsid="002f9d46"/>
    </style:style>
    <style:style style:name="T47" style:family="text">
      <style:text-properties officeooo:rsid="00349aa8"/>
    </style:style>
    <style:style style:name="T48" style:family="text">
      <style:text-properties officeooo:rsid="004cd247"/>
    </style:style>
    <style:style style:name="T49" style:family="text">
      <style:text-properties officeooo:rsid="004e2bd1"/>
    </style:style>
    <style:style style:name="T50" style:family="text">
      <style:text-properties officeooo:rsid="004f6c34"/>
    </style:style>
    <style:style style:name="T51" style:family="text">
      <style:text-properties officeooo:rsid="004f83b5"/>
    </style:style>
    <style:style style:name="T52" style:family="text">
      <style:text-properties officeooo:rsid="0054c28d"/>
    </style:style>
    <style:style style:name="T53" style:family="text">
      <style:text-properties officeooo:rsid="00565eb6"/>
    </style:style>
    <style:style style:name="T54" style:family="text">
      <style:text-properties officeooo:rsid="00575f53"/>
    </style:style>
    <style:style style:name="T55" style:family="text">
      <style:text-properties officeooo:rsid="00593aaa"/>
    </style:style>
    <style:style style:name="T56" style:family="text">
      <style:text-properties officeooo:rsid="005a2125"/>
    </style:style>
    <style:style style:name="T57" style:family="text">
      <style:text-properties officeooo:rsid="005ae57b"/>
    </style:style>
    <style:style style:name="T58" style:family="text">
      <style:text-properties officeooo:rsid="005c132c"/>
    </style:style>
    <style:style style:name="T59" style:family="text">
      <style:text-properties officeooo:rsid="005dd659"/>
    </style:style>
    <style:style style:name="T60" style:family="text">
      <style:text-properties officeooo:rsid="005f8544"/>
    </style:style>
    <style:style style:name="T61" style:family="text">
      <style:text-properties officeooo:rsid="0062253c"/>
    </style:style>
    <style:style style:name="T62" style:family="text">
      <style:text-properties officeooo:rsid="0063d2fa"/>
    </style:style>
    <style:style style:name="T63" style:family="text">
      <style:text-properties officeooo:rsid="0069762f"/>
    </style:style>
    <style:style style:name="T64" style:family="text">
      <style:text-properties officeooo:rsid="006b75cf"/>
    </style:style>
    <style:style style:name="T65" style:family="text">
      <style:text-properties officeooo:rsid="006c3349"/>
    </style:style>
    <style:style style:name="T66" style:family="text">
      <style:text-properties officeooo:rsid="006e2fc2"/>
    </style:style>
    <style:style style:name="T67" style:family="text">
      <style:text-properties officeooo:rsid="0073898f"/>
    </style:style>
    <style:style style:name="T68" style:family="text">
      <style:text-properties officeooo:rsid="007aae9e"/>
    </style:style>
    <style:style style:name="T69" style:family="text">
      <style:text-properties officeooo:rsid="007d42b7"/>
    </style:style>
    <style:style style:name="T70" style:family="text">
      <style:text-properties officeooo:rsid="00802ea6"/>
    </style:style>
    <style:style style:name="T71" style:family="text">
      <style:text-properties officeooo:rsid="0082a432"/>
    </style:style>
    <style:style style:name="T72" style:family="text">
      <style:text-properties officeooo:rsid="008376b4"/>
    </style:style>
    <style:style style:name="T73" style:family="text">
      <style:text-properties officeooo:rsid="0086b5ea"/>
    </style:style>
    <style:style style:name="T74" style:family="text">
      <style:text-properties officeooo:rsid="0089bf50"/>
    </style:style>
    <style:style style:name="T75" style:family="text">
      <style:text-properties officeooo:rsid="008a56f1"/>
    </style:style>
    <style:style style:name="T76" style:family="text">
      <style:text-properties officeooo:rsid="008fbb0c"/>
    </style:style>
    <style:style style:name="T77" style:family="text">
      <style:text-properties officeooo:rsid="00abca54"/>
    </style:style>
    <style:style style:name="T78" style:family="text">
      <style:text-properties officeooo:rsid="00abe633"/>
    </style:style>
    <style:style style:name="T79" style:family="text">
      <style:text-properties officeooo:rsid="00abf996"/>
    </style:style>
    <style:style style:name="T80" style:family="text">
      <style:text-properties officeooo:rsid="00ac307b"/>
    </style:style>
    <style:style style:name="T81" style:family="text">
      <style:text-properties officeooo:rsid="00ac9b07"/>
    </style:style>
    <style:style style:name="T82" style:family="text">
      <style:text-properties officeooo:rsid="00ae14d8"/>
    </style:style>
    <style:style style:name="T83" style:family="text">
      <style:text-properties officeooo:rsid="00afe660"/>
    </style:style>
    <style:style style:name="T84" style:family="text">
      <style:text-properties officeooo:rsid="00b13fbb"/>
    </style:style>
    <style:style style:name="T85" style:family="text">
      <style:text-properties officeooo:rsid="00b259ff"/>
    </style:style>
    <style:style style:name="T86" style:family="text">
      <style:text-properties officeooo:rsid="00b2fc54"/>
    </style:style>
    <style:style style:name="T87" style:family="text">
      <style:text-properties officeooo:rsid="00b3e10d"/>
    </style:style>
    <style:style style:name="T88" style:family="text">
      <style:text-properties officeooo:rsid="00b3fec2"/>
    </style:style>
    <style:style style:name="T89" style:family="text">
      <style:text-properties officeooo:rsid="00b4e672"/>
    </style:style>
    <style:style style:name="T90" style:family="text">
      <style:text-properties officeooo:rsid="00ba00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Progetto Basi di Dati – A.A. 2012-2013</text:h>
      <text:p text:style-name="P3"><text:span text:style-name="T1">Gruppo: </text:span><text:span text:style-name="T2">Orgest Shehaj, Marco Chiappetta, Donato </text:span><text:span text:style-name="T3">Peluso</text:span></text:p>
      <text:p text:style-name="P4"/>
      <text:h text:style-name="P59" text:outline-level="3">Raccolta ed analisi dei requisiti</text:h>
      <text:p text:style-name="P26"/>
      <text:p text:style-name="P29">Requisiti espressi in linguaggio naturale</text:p>
      <text:p text:style-name="P9">Si vuole realizzare una base di dati per un'applicazione mobile dedicata a chi fa uso di veicoli elettrici <text:span text:style-name="T47">(automobili, motocicli ecc.)</text:span>. A tale scopo è necessario rappresentare i modelli di veicoli elettrici attualmente in commercio in Italia, le colonnine elettriche disponibili sul territorio (per ora solo nella regione Emilia-Romagna) e i concessionari.</text:p>
      <text:p text:style-name="P9"/>
      <text:p text:style-name="P27">Per i veicoli elettrici si vogliono rappresentare produttore, <text:span text:style-name="T77">nome </text:span><text:span text:style-name="T82">e sito web </text:span><text:span text:style-name="T77">del modello,</text:span> tipo <text:span text:style-name="T13">[ambiguità –</text:span><text:span text:style-name="T15"> come classificare?</text:span><text:span text:style-name="T13">]</text:span>, anno di produzione, lunghezza, larghezza, altezza, velocità massima <text:span text:style-name="T14">[ambiguità – unità di misura?]</text:span>, un'immagine del modello, <text:span text:style-name="T77">consumi, </text:span><text:span text:style-name="T81">tecnologia della batteria,</text:span><text:span text:style-name="T77"> potenza, prezzo, </text:span><text:span text:style-name="T78">numero di posti, </text:span><text:span text:style-name="T83">porte,</text:span><text:span text:style-name="T78"> accelerazione, raggio di sterzata, volume di carico, peso, </text:span><text:span text:style-name="T79">autonomia </text:span><text:span text:style-name="T80">e tempo di ricarica.</text:span></text:p>
      <text:p text:style-name="P9"/>
      <text:p text:style-name="P9">Per le colonnine elettriche si vogliono rappresentare coordinate GPS, indirizzo, costruttore <text:span text:style-name="T84">e </text:span>gestore.</text:p>
      <text:p text:style-name="P9"/>
      <text:p text:style-name="P12"><text:span text:style-name="T1">Per i concessionari si vogliono rappresentare nome, indirizzo, coordinate GPS, sito internet, telefono e un catalogo delle auto in vendita (ricollegandosi ai dati di cui sopra). </text:span><text:span text:style-name="T44">Ogni concessionario </text:span><text:span text:style-name="T85">deve vendere</text:span><text:span text:style-name="T44"> almeno un veicolo elettrico (altrimenti non ci sarebbe motivo di inserirlo).</text:span></text:p>
      <text:p text:style-name="P9"/>
      <text:p text:style-name="P10">Inoltre c'è la necessità di memorizzare gli utenti che hanno creato un account personale per l'utilizzo di tutte le feature dell'applicazione. Di tali utenti, in fase di registrazione, devono essere memorizzati nome, indirizzo email e<text:span text:style-name="T88">d eventuali veicoli posseduti</text:span>. Ad ogni login l'utente potrà comunicare all'applicazione la propria posizione GPS in modo da migliorare <text:span text:style-name="T86">le funzioni di ricerca </text:span><text:span text:style-name="T16">[ambiguità – che si intende per funzioni di ricerca?]</text:span><text:span text:style-name="T8">.</text:span></text:p>
      <text:p text:style-name="P10"/>
      <text:p text:style-name="P11">Ogni utente potrà recensire un particolare veicolo <text:span text:style-name="T89">elettrico </text:span><text:span text:style-name="T17">[ambiguità – il veicolo deve essere già presente nel database?]</text:span> da egli provato <text:span text:style-name="T18">[ambiguità – cosa si intende per provato?]</text:span> <text:span text:style-name="T45">e per ogni recensione dovranno essere memorizzati data di pubblicazione, voto finale </text:span><text:span text:style-name="T19">[ambiguità – come si calcola il voto?]</text:span><text:span text:style-name="T46">, </text:span><text:span text:style-name="T54">testo della recensione e numero di likes/dislikes aggiunti dagli altri utenti (inizialmente </text:span><text:span text:style-name="T55">azzerati</text:span><text:span text:style-name="T54">)</text:span><text:span text:style-name="T46">. </text:span><text:span text:style-name="T57">Non deve essere possibile inserire una recensione che non abbia un testo, un voto o una data.</text:span></text:p>
      <text:p text:style-name="P33"/>
      <text:p text:style-name="P11"><text:span text:style-name="T48">Ogni utente dovrà essere in grado di effettuare segnalazioni, utili agli altri utenti, riguardanti particolari colonnine elettriche (es. “colonnina non funzionante” oppure “</text:span><text:span text:style-name="T49">sconto del 15% dalle ore 9.00 alle ore 18.00</text:span><text:span text:style-name="T48">”). </text:span><text:span text:style-name="T50">Di ogni segnalazione si vogliono memorizzare data di inserimento, numero di voti “utile” e</text:span><text:span text:style-name="T53">d</text:span><text:span text:style-name="T50"> </text:span><text:soft-page-break/><text:span text:style-name="T50">“inutile/spam” (come per </text:span><text:span text:style-name="T51">i</text:span><text:span text:style-name="T50"> likes ed </text:span><text:span text:style-name="T51">i</text:span><text:span text:style-name="T50"> dislikes delle recensioni </text:span><text:span text:style-name="T60">inizialmente azzerati)</text:span><text:span text:style-name="T50"> </text:span><text:span text:style-name="T52">e tipo della segnalazione (binario: positiva, ad es. sconto, o negativa, ad es. problema). </text:span><text:span text:style-name="T56">Non </text:span><text:span text:style-name="T58">deve essere</text:span><text:span text:style-name="T56"> possibile inserire una segnalazione che non abbia una descrizione, </text:span><text:span text:style-name="T59">un tipo o una data.</text:span></text:p>
      <text:p text:style-name="P34"/>
      <text:p text:style-name="P30">Eliminazione delle ambiguità</text:p>
      <text:p text:style-name="P13"><text:span text:style-name="T49">Tramite una seconda intervista al cliente è stato chiarito che ogni segnalazione può riguardare solo e soltanto una colonnina. </text:span><text:span text:style-name="T61">Lo stesso vale per </text:span><text:span text:style-name="T62">una</text:span><text:span text:style-name="T61"> recensione. </text:span><text:span text:style-name="T63">Il cliente ha inoltre specificato che durante l'inserimento di un veicolo è necessario che siano specificati solo </text:span><text:span text:style-name="T64">alcun</text:span><text:span text:style-name="T63">i dati “di base” come produttore, modello e tipo. </text:span><text:span text:style-name="T65">Eventuali altri dati potranno essere integrati successivamente.</text:span></text:p>
      <text:p text:style-name="P14"/>
      <text:p text:style-name="P6">Glossario dei termin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Termine</text:p>
          </table:table-cell>
          <table:table-cell table:style-name="Table1.A1" office:value-type="string">
            <text:p text:style-name="P20">Descrizione</text:p>
          </table:table-cell>
          <table:table-cell table:style-name="Table1.A1" office:value-type="string">
            <text:p text:style-name="P48">Sinonimi</text:p>
          </table:table-cell>
          <table:table-cell table:style-name="Table1.D1" office:value-type="string">
            <text:p text:style-name="P20">Collegamenti</text:p>
          </table:table-cell>
        </table:table-row>
        <table:table-row>
          <table:table-cell table:style-name="Table1.A2" office:value-type="string">
            <text:p text:style-name="P21">Veicolo</text:p>
          </table:table-cell>
          <table:table-cell table:style-name="Table1.A2" office:value-type="string">
            <text:p text:style-name="P1">Modello di <text:span text:style-name="T31">veicolo</text:span> elettric<text:span text:style-name="T32">o </text:span>con relative caratteristiche</text:p>
          </table:table-cell>
          <table:table-cell table:style-name="Table1.A2" office:value-type="string">
            <text:p text:style-name="P1"/>
          </table:table-cell>
          <table:table-cell table:style-name="Table1.D2" office:value-type="string">
            <text:p text:style-name="P22">Concessionario, Utente</text:p>
          </table:table-cell>
        </table:table-row>
        <table:table-row>
          <table:table-cell table:style-name="Table1.A2" office:value-type="string">
            <text:p text:style-name="P22">Concessionario</text:p>
          </table:table-cell>
          <table:table-cell table:style-name="Table1.A2" office:value-type="string">
            <text:p text:style-name="P2">Punto vendita con auto elettriche a disposizione</text:p>
          </table:table-cell>
          <table:table-cell table:style-name="Table1.A2" office:value-type="string">
            <text:p text:style-name="P2"/>
          </table:table-cell>
          <table:table-cell table:style-name="Table1.D2" office:value-type="string">
            <text:p text:style-name="P24">Veicolo</text:p>
          </table:table-cell>
        </table:table-row>
        <table:table-row>
          <table:table-cell table:style-name="Table1.A2" office:value-type="string">
            <text:p text:style-name="P22">Colonnina</text:p>
          </table:table-cell>
          <table:table-cell table:style-name="Table1.A2" office:value-type="string">
            <text:p text:style-name="P22">Punto di ricarica per auto elettriche</text:p>
          </table:table-cell>
          <table:table-cell table:style-name="Table1.A2" office:value-type="string">
            <text:p text:style-name="P22"/>
          </table:table-cell>
          <table:table-cell table:style-name="Table1.D2" office:value-type="string">
            <text:p text:style-name="P49">Segnalazione</text:p>
          </table:table-cell>
        </table:table-row>
        <table:table-row>
          <table:table-cell table:style-name="Table1.A2" office:value-type="string">
            <text:p text:style-name="P22">Batteria</text:p>
          </table:table-cell>
          <table:table-cell table:style-name="Table1.A2" office:value-type="string">
            <text:p text:style-name="P22">Tipo e capacità di una batteria per auto elettrica</text:p>
          </table:table-cell>
          <table:table-cell table:style-name="Table1.A2" office:value-type="string">
            <text:p text:style-name="P22"/>
          </table:table-cell>
          <table:table-cell table:style-name="Table1.D2" office:value-type="string">
            <text:p text:style-name="P50">Veicolo</text:p>
          </table:table-cell>
        </table:table-row>
        <table:table-row>
          <table:table-cell table:style-name="Table1.A2" office:value-type="string">
            <text:p text:style-name="P22">Utente</text:p>
          </table:table-cell>
          <table:table-cell table:style-name="Table1.A2" office:value-type="string">
            <text:p text:style-name="P22">Utente dell'applicazione. Può segnalare la/le auto posseduta/e</text:p>
          </table:table-cell>
          <table:table-cell table:style-name="Table1.A2" office:value-type="string">
            <text:p text:style-name="P22"/>
          </table:table-cell>
          <table:table-cell table:style-name="Table1.D2" office:value-type="string">
            <text:p text:style-name="P24">Veicolo</text:p>
          </table:table-cell>
        </table:table-row>
        <table:table-row>
          <table:table-cell table:style-name="Table1.A2" office:value-type="string">
            <text:p text:style-name="P49">Recensione</text:p>
          </table:table-cell>
          <table:table-cell table:style-name="Table1.A2" office:value-type="string">
            <text:p text:style-name="P49">Recensione di un utente riguardante un particolare veicolo</text:p>
          </table:table-cell>
          <table:table-cell table:style-name="Table1.A2" office:value-type="string">
            <text:p text:style-name="P23"/>
          </table:table-cell>
          <table:table-cell table:style-name="Table1.D2" office:value-type="string">
            <text:p text:style-name="P25"><text:span text:style-name="T66">Veicolo, </text:span><text:span text:style-name="T67">Utente</text:span></text:p>
          </table:table-cell>
        </table:table-row>
        <table:table-row>
          <table:table-cell table:style-name="Table1.A2" office:value-type="string">
            <text:p text:style-name="P51">Possesso</text:p>
          </table:table-cell>
          <table:table-cell table:style-name="Table1.A2" office:value-type="string">
            <text:p text:style-name="P51">Possesso di un veicolo da parte di un certo utente</text:p>
          </table:table-cell>
          <table:table-cell table:style-name="Table1.A2" office:value-type="string">
            <text:p text:style-name="P23"/>
          </table:table-cell>
          <table:table-cell table:style-name="Table1.D2" office:value-type="string">
            <text:p text:style-name="P52">Veicolo, Utente</text:p>
          </table:table-cell>
        </table:table-row>
        <table:table-row>
          <table:table-cell table:style-name="Table1.A2" office:value-type="string">
            <text:p text:style-name="P49">Segnalazione</text:p>
          </table:table-cell>
          <table:table-cell table:style-name="Table1.A2" office:value-type="string">
            <text:p text:style-name="P53">Segnalazione di un utente riguardante una colonnina elettrica</text:p>
          </table:table-cell>
          <table:table-cell table:style-name="Table1.A2" office:value-type="string">
            <text:p text:style-name="P22"/>
          </table:table-cell>
          <table:table-cell table:style-name="Table1.D2" office:value-type="string">
            <text:p text:style-name="P54">Colonnina, Utente</text:p>
          </table:table-cell>
        </table:table-row>
      </table:table>
      <text:h text:style-name="P60" text:outline-level="3"/>
      <text:p text:style-name="P31">Specifica operazioni</text:p>
      <text:list xml:id="list19933900421" text:style-name="L1">
        <text:list-item>
          <text:p text:style-name="P35">Inserire un nuovo veicolo elettrico</text:p>
        </text:list-item>
        <text:list-item>
          <text:p text:style-name="P35">Inserire un nuovo concessionario</text:p>
        </text:list-item>
        <text:list-item>
          <text:p text:style-name="P35">Inserire una nuova colonnina</text:p>
        </text:list-item>
        <text:list-item>
          <text:p text:style-name="P35">Inserire un nuovo utente</text:p>
        </text:list-item>
        <text:list-item>
          <text:p text:style-name="P36">Inserire una nuova recensione</text:p>
        </text:list-item>
        <text:list-item>
          <text:p text:style-name="P36"><text:soft-page-break/>Inserire una nuova segnalazione</text:p>
        </text:list-item>
        <text:list-item>
          <text:p text:style-name="P36">Calcolare una classifica delle recensioni più apprezzate</text:p>
        </text:list-item>
        <text:list-item>
          <text:p text:style-name="P36">Calcolare una classifica delle recensioni con miglior voto</text:p>
        </text:list-item>
        <text:list-item>
          <text:p text:style-name="P36">Calcolare una classifica delle segnalazioni più utili</text:p>
        </text:list-item>
        <text:list-item>
          <text:p text:style-name="P36">Trovare i veicoli con consumi non eccedenti una data soglia</text:p>
        </text:list-item>
        <text:list-item>
          <text:p text:style-name="P36">Trovare i veicoli con voti più alti presenti nei concessionari nel raggio di 20km da una data posizione</text:p>
        </text:list-item>
        <text:list-item>
          <text:p text:style-name="P36">Trovare le colonnine elettriche che non abbiano ricevuto segnalazioni negative nelle ultime 24 ore nel raggio di 5km da una data posizione</text:p>
        </text:list-item>
      </text:list>
      <text:h text:style-name="P59" text:outline-level="3">Progettazione concettuale</text:h>
      <text:p text:style-name="P15"><text:span text:style-name="T20">Per la progettazione concettuale si è proceduto alla creazione di un glossario dei termini e alla definizione di uno schema iniziale (scheletro). </text:span><text:span text:style-name="T21">Lo schema iniziale è stato in seguito raffinato seguendo una tecnica inside-out.</text:span><text:span text:style-name="T22"> </text:span><text:span text:style-name="T23">Si è deciso di accorpare alcuni attributi specifici in attributi composti (e viceversa) come, ad esempio, l'attributo Posizione </text:span><text:span text:style-name="T24">(intesa come coppia di coordinate GPS)</text:span><text:span text:style-name="T23"> </text:span><text:span text:style-name="T26">composto </text:span><text:span text:style-name="T27">da</text:span><text:span text:style-name="T23"> Longitudine e Latitudine </text:span><text:span text:style-name="T25">o quello Indirizzo </text:span><text:span text:style-name="T28">composto</text:span><text:span text:style-name="T25"> </text:span><text:span text:style-name="T28">dai</text:span><text:span text:style-name="T25"> canonici Via, CAP ecc. </text:span><text:span text:style-name="T68">Inoltre si sono promosse ad entità alcun</text:span><text:span text:style-name="T70">e </text:span><text:span text:style-name="T72">relazioni</text:span><text:span text:style-name="T68"> </text:span><text:span text:style-name="T72">pensate</text:span><text:span text:style-name="T71"> precedentemente </text:span><text:span text:style-name="T72">come tali: </text:span><text:span text:style-name="T68">recensioni e segnalazioni. Ciò per poter esprimere un vincolo specificato dal cliente, ovvero quello di associare ad ogni recensione/segnalazione uno e un solo veicolo/colonnina.</text:span></text:p>
      <text:p text:style-name="P16"><text:span text:style-name="T29">Sono state individuate le seguenti </text:span><text:span text:style-name="T9">entità</text:span><text:span text:style-name="T29">: </text:span><text:span text:style-name="T30">Veicolo, Utente, </text:span><text:span text:style-name="T33">Concessionario, Colonnina, </text:span><text:span text:style-name="T69">Recensione, Segnalazione.</text:span></text:p>
      <text:p text:style-name="P17"><text:span text:style-name="T34">Sono state individuate le seguenti </text:span><text:span text:style-name="T10">relazioni</text:span><text:span text:style-name="T34">: </text:span><text:span text:style-name="T35">Vendita (un concessionario vende </text:span><text:span text:style-name="T43">almeno un veicolo</text:span><text:span text:style-name="T36"> </text:span><text:span text:style-name="T35">ed un </text:span><text:span text:style-name="T41">veicolo può essere venduto </text:span><text:span text:style-name="T42">da uno o </text:span><text:span text:style-name="T35">più concessionari), </text:span><text:span text:style-name="T37">Recensione (un veicolo </text:span><text:span text:style-name="T39">può essere recensito da uno o più utenti </text:span><text:span text:style-name="T40">ed</text:span><text:span text:style-name="T37"> un utente può aver recensito o meno uno o più veicoli), </text:span><text:span text:style-name="T73">Segnalazione (una colonnina può essere segnalata da più utenti ed ogni utente può segnalare più colonnine), </text:span><text:span text:style-name="T38">Possesso (un veicolo può essere posseduto da un utente e un utente può possedere uno o più veicoli).</text:span></text:p>
      <text:p text:style-name="P18"><text:span text:style-name="T12">Nota: </text:span><text:span text:style-name="T74">Le relazioni Recensione e Segnalazione sono state in seguito promosse ad entità per esprimere il concetto di “uno a uno” nella relazione recensione-veicolo e segnalazione-colonnina. </text:span><text:span text:style-name="T75">Le </text:span><text:span text:style-name="T11">nuove</text:span><text:span text:style-name="T75"> </text:span><text:span text:style-name="T11">relazioni</text:span><text:span text:style-name="T75"> sono dunque V-R (una recensione può riferirsi ad un solo veicolo e un veicolo può essere recensito più volte), U-R (un utente può effettuare più recensioni ma ogni recensione deve essere effettuata da uno e un solo utente), U-S (ogni utente può effettuare più segnalazioni ma ogni segnalazione deve essere stata effettuata da uno ed un solo utente), C-S (ogni segnalazione deve riferirsi ad una ed una sola colonnina e una colonnina può essere segnalata più volte).</text:span></text:p>
      <text:p text:style-name="P37"/>
      <text:p text:style-name="P8"><text:span text:style-name="T76">TODO:</text:span><text:span text:style-name="T4"> dizionario dei dati (entità e relazioni con relativi attributi e tipo), </text:span><text:span text:style-name="T5">regole di vincolo e derivazione, </text:span><text:span text:style-name="T6">copia dello schema ER nella documentazione (magari evidenziando</text:span><text:span text:style-name="T7">ne</text:span><text:span text:style-name="T6"> i “pezzi”).</text:span></text:p>
      <text:p text:style-name="P5"/>
      <text:h text:style-name="P61" text:outline-level="3">Progettazione logica</text:h>
      <text:p text:style-name="P7">Tavola dei volumi</text:p>
      <text:p text:style-name="P38">Ipotizzati al momento della messa in funzione dell'applicazione</text:p>
      <table:table table:name="Table2" table:style-name="Table2">
        <table:table-column table:style-name="Table2.A" table:number-columns-repeated="3"/>
        <text:soft-page-break/>
        <table:table-row>
          <table:table-cell table:style-name="Table2.A1" office:value-type="string">
            <text:p text:style-name="P55">Concetto</text:p>
          </table:table-cell>
          <table:table-cell table:style-name="Table2.A1" office:value-type="string">
            <text:p text:style-name="P55">Tipo</text:p>
          </table:table-cell>
          <table:table-cell table:style-name="Table2.C1" office:value-type="string">
            <text:p text:style-name="P55">Volum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7"/>
      <text:p text:style-name="P7"/>
      <text:p text:style-name="P32">Tavola delle operazioni</text:p>
      <text:p text:style-name="P39">Ipotizzate entro il primo mese di messa in funzione dell'applicazione</text:p>
      <table:table table:name="Table3" table:style-name="Table3">
        <table:table-column table:style-name="Table3.A"/>
        <table:table-column table:style-name="Table3.B"/>
        <table:table-row>
          <table:table-cell table:style-name="Table3.A1" office:value-type="string">
            <text:p text:style-name="P56">Operazione</text:p>
          </table:table-cell>
          <table:table-cell table:style-name="Table3.B1" office:value-type="string">
            <text:p text:style-name="P56">Frequenza</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p text:style-name="P39"/>
      <text:p text:style-name="P41">Eliminazione delle ridondanze</text:p>
      <text:p text:style-name="P41"/>
      <text:p text:style-name="P42">Eliminazione delle gerarchie</text:p>
      <text:p text:style-name="P42"/>
      <text:p text:style-name="P43">Accorpamenti e partizionamenti</text:p>
      <text:p text:style-name="P43"/>
      <text:p text:style-name="P44">Eliminazione degli attributi multivalore</text:p>
      <text:p text:style-name="P44"/>
      <text:p text:style-name="P45">Elenco degli identificatori principali</text:p>
      <text:p text:style-name="P45"/>
      <text:p text:style-name="P46">Normalizzazione</text:p>
      <text:p text:style-name="P40">Associazioni</text:p>
      <text:p text:style-name="P40">Entità</text:p>
      <text:p text:style-name="P40"/>
      <text:h text:style-name="P62" text:outline-level="3">Traduzione verso il modello relazionale</text:h>
      <text:p text:style-name="P47"/>
      <text:h text:style-name="P58" text:outline-level="2">Codifica SQL</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2-12-29T23:51:15</meta:creation-date>
    <dc:date>2013-01-10T17:26:36</dc:date>
    <dc:creator>Marco </dc:creator>
    <meta:editing-duration>PT5H21M57S</meta:editing-duration>
    <meta:editing-cycles>175</meta:editing-cycles>
    <meta:generator>LibreOffice/3.6$Linux_x86 LibreOffice_project/360m1$Build-2</meta:generator>
    <meta:document-statistic meta:table-count="3" meta:image-count="0" meta:object-count="0" meta:page-count="4" meta:paragraph-count="81" meta:word-count="1074" meta:character-count="7367" meta:non-whitespace-character-count="6386"/>
  </office:meta>
</office:document-meta>
</file>